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atFinal" table:style-name="ta1">
        <table:shapes>
          <draw:frame draw:z-index="0" draw:style-name="gr1" draw:text-style-name="P1" svg:width="20.096cm" svg:height="11.714cm" svg:x="4.102cm" svg:y="0.85cm">
            <draw:object draw:notify-on-update-of-ranges="resultatFinal.A1:resultatFinal.A445 resultatFinal.B1:resultatFinal.B445 resultatFinal.C1:resultatFinal.C4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331" calcext:value-type="float">
            <text:p>3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8T15:02:34.114763827</dc:date>
    <meta:editing-duration>PT1M9S</meta:editing-duration>
    <meta:editing-cycles>1</meta:editing-cycles>
    <meta:document-statistic meta:table-count="1" meta:cell-count="1335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97cm" svg:height="11.715cm" xlink:href=".." xlink:type="simple" chart:class="chart:line" chart:style-name="ch1">
        <chart:legend chart:legend-position="end" svg:x="17.165cm" svg:y="5.309cm" style:legend-expansion="high" chart:style-name="ch2"/>
        <chart:plot-area chart:style-name="ch3" table:cell-range-address="resultatFinal.A1:resultatFinal.C445" chart:data-source-has-labels="column" svg:x="0.401cm" svg:y="0.234cm" svg:width="16.363cm" svg:height="11.247cm">
          <chartooo:coordinate-region svg:x="1.208cm" svg:y="0.433cm" svg:width="15.484cm" svg:height="10.124cm"/>
          <chart:axis chart:dimension="x" chart:name="primary-x" chart:style-name="ch4" chartooo:axis-type="auto">
            <chartooo:date-scale/>
            <chart:categories table:cell-range-address="resultatFinal.A1:resultatFinal.A4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tFinal.B1:resultatFinal.B445" chart:class="chart:line">
            <chart:data-point chart:repeated="445"/>
          </chart:series>
          <chart:series chart:style-name="ch7" chart:values-cell-range-address="resultatFinal.C1:resultatFinal.C445" chart:class="chart:line">
            <chart:data-point chart:repeated="4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ultatFinal.A1:resultatFinal.A445</svg:desc>
                </draw:g>
              </table:table-cell>
              <table:table-cell office:value-type="float" office:value="1">
                <text:p>1</text:p>
                <draw:g>
                  <svg:desc>resultatFinal.B1:resultatFinal.B445</svg:desc>
                </draw:g>
              </table:table-cell>
              <table:table-cell office:value-type="float" office:value="1">
                <text:p>1</text:p>
                <draw:g>
                  <svg:desc>resultatFinal.C1:resultatFinal.C445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